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2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64583333333333cm" style:use-optimal-column-width="true"/>
    </style:style>
    <style:style style:name="co2" style:family="table-column">
      <style:table-column-properties fo:break-before="auto" style:column-width="5.6515cm" style:use-optimal-column-width="true"/>
    </style:style>
    <style:style style:name="co3" style:family="table-column">
      <style:table-column-properties fo:break-before="auto" style:column-width="3.93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eh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Abarth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124 Spid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500" table:style-name="ce1">
            <text:p>50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500C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595" table:style-name="ce1">
            <text:p>595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595C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595 Competizion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595 Turism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695" table:style-name="ce1">
            <text:p>695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695C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Grande Punt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Punto Ev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C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cura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DX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NSX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L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SX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L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SX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ixam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it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rosslin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oadlin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couty 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lfa Romeo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4C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8C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lfa 145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lfa 146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lfa 147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lfa 155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lfa 156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lfa 159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lfa 164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lfa 166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lfa 33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lfa 75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lfa 9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lfasud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lfett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Brer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rosswago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Giuli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Giuliett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G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GTV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Junio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iT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pid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prin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telvi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LPINA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B1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12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3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4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6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7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8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1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3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4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oadster 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XD3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XD4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rtega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G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sia Motors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ocst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ston Martin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R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ygne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B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B1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B7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B9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B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Lagond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apid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V12 Vantag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V8 Vantag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Vanquish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Virag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udi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200" table:style-name="ce1">
            <text:p>20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80" table:style-name="ce1">
            <text:p>8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2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3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4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4 Allroad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6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6 Allroad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7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8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abriole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oupé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-tr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Q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Q2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Q3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Q4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Q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Q7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Q8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quattr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8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S2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S3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S4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S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S6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S7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SQ3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SQ8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2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3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4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5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6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7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8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Q2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Q5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Q7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Q8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<text:s text:c="4"/>T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<text:s text:c="4"/>TT R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<text:s text:c="4"/>TT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V8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ustin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ustin Healey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entley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rnag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zur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Benteyg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Brookland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ntinental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<text:s text:c="4"/>Continental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<text:s text:c="4"/>Continental Flying Spu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<text:s text:c="4"/>Continental G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<text:s text:c="4"/>Continental GTC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<text:s text:c="4"/>Continental Supersport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Eigh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lying Spu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ulsann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urbo 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urbo R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urbo 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MW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1-Serie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<text:s text:c="4"/>114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<text:s text:c="4"/>116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<text:s text:c="4"/>118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<text:s text:c="4"/>1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 text:c="4"/></text:p>
          </table:table-cell>
          <table:table-cell office:value-type="string" table:style-name="ce1">
            <text:p><text:s text:c="4"/>123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<text:s text:c="4"/>125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<text:s text:c="4"/>13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135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002" table:style-name="ce1">
            <text:p>2002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2-Serie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214 Active Tour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214 Gran Tour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216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216 Active Tour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216 Gran Tour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218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218 Active Tour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218 Gran Tour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22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220 Active Tour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220 Gran Tour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22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225 Active Tour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228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23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3-Serie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31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316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318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318 Gran Turism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32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320 Gran Turism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323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324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32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325 Gran Turism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328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328 Gran Turism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33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330 Gran Turism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33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335 Gran Turism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34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340 Gran Turism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ActiveHybrid 3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4-Serie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418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418 Gran Coupé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42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420 Gran Coupé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42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425 Gran Coupé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428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428 Gran Coupé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43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430 Gran Coupé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43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435 Gran Coupé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44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440 Gran Coupé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5-Serie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518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52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520 Gran Turism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523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524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52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528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53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530 Gran Turism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53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535 Gran Turism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54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54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5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550 Gran Turism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ActiveHybrid 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6-Serie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620 Gran Turism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628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63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630 Gran Turism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633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63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64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640 Gran Coupé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640 Gran Turism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64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6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650 Gran Coupé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7-Serie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72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728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73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732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73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74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74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7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76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ActiveHybrid 7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8-Serie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84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8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i-Serie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i3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i8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-Model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M13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1-Series M Coupé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M140i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M2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M23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M240i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M3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M340i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M4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M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M5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M6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M76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M8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X-Serie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ActiveHybrid X6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X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X2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X3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X3 M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X3 M4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X4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X4 M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X4 M4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X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X5 M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4"/>X5 M5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<text:s text:c="4"/>X6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<text:s text:c="4"/>X6 M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<text:s text:c="4"/>X6 M5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<text:s text:c="4"/>X7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Z-Serie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Z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Z2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Z3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Z3 M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Z4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Z4 M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Z8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orgward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rilliance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BC3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BS2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BS4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BS6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ugatti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hiro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EB 11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Veyro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uick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entur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Electr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Enclav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La Cross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La Sabr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Park Avenu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egal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ivier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oadmast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kylark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dillac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llant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T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BL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T6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T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evill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Eldorad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Escalad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leetwood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evill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RX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T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XL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XT5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salini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terham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hatenet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hevrolet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2500" table:style-name="ce1">
            <text:p>250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ler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str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valanch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ve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Berett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Blaz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150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amar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apric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aptiv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avali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hevell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hevy Va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itati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olorad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orsic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ruz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l Camin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pic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vand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xpres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HH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Impal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K15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K3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Kalo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Lacetti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Lumin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alibu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atiz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Niv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Nubir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Orland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ezz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-1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ilverad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park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S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uburba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aho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railblaz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rans Spor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ravers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rax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Ventur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Vol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hrysler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200" table:style-name="ce1">
            <text:p>20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300C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300 M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spe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rossfir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ayton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E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rand Voyag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T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Imperia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Le Bar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Ne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New York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acific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T Cruis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aratog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ebrin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tratu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Valian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Vip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Visi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Voyag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itroën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2 CV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X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Berling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BX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2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3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3 Aircros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3 Picass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4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4 Aircros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4 Cactu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4 Picass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4 SpaceTour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5 Aircros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6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8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-Cross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-Elysé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X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-Zer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S3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S4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S4 Crossback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S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-MEHARI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vasi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rand C4 Picasso / SpaceTour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S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Jump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Jump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Nem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AX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M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paceTour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Vis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Xanti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XM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Xsar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Xsara Picass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ZX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bra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rvette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2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3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4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5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6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7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8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Z06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ZR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upra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ron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tec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Ibiz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cia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okk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ust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Lodg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Loga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Logan Pick-Up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Pick Up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ander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ewoo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Esper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Evand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Kalo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Korand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Lacetti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Lano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Leganz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atiz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uss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Nexi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Nubir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ezz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acum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ihatsu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pplaus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harad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harman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pe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uor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eroza/Sportrak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reeclimb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Gran Mov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Hije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ATERI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ov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ocky/Fourtrak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irio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erio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REVI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YRV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eTomaso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Guarà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Panter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dge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veng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alib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halleng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harg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akot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ar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emo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urang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Grand Carava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Horne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Journe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agnum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Neo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Nitr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AM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tealth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Vip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nkervoort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8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7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8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S Automobiles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S3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S3 Crossback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S4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S4 Crossback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S5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S7 Crossback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errari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208" table:style-name="ce1">
            <text:p>208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246" table:style-name="ce1">
            <text:p>246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250" table:style-name="ce1">
            <text:p>25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275" table:style-name="ce1">
            <text:p>275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88" table:style-name="ce1">
            <text:p>28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08" table:style-name="ce1">
            <text:p>30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28" table:style-name="ce1">
            <text:p>32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30" table:style-name="ce1">
            <text:p>33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48" table:style-name="ce1">
            <text:p>34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60" table:style-name="ce1">
            <text:p>36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65" table:style-name="ce1">
            <text:p>365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400" table:style-name="ce1">
            <text:p>40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412" table:style-name="ce1">
            <text:p>41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456" table:style-name="ce1">
            <text:p>456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458" table:style-name="ce1">
            <text:p>458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488 GTB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488 Pist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488 Spider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512" table:style-name="ce1">
            <text:p>51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550" table:style-name="ce1">
            <text:p>55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575" table:style-name="ce1">
            <text:p>57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599 GTB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599 GT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599 SA Aperta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612" table:style-name="ce1">
            <text:p>61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750" table:style-name="ce1">
            <text:p>75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812" table:style-name="ce1">
            <text:p>812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aliforni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ayton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no GT4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nzo Ferrari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F12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F35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F4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F43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F5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F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GTC4Luss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LaFerrari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ondial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Portofin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uperameric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estaross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at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124" table:style-name="ce1">
            <text:p>124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124 Spid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126" table:style-name="ce1">
            <text:p>126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127" table:style-name="ce1">
            <text:p>127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130" table:style-name="ce1">
            <text:p>13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131" table:style-name="ce1">
            <text:p>13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500" table:style-name="ce1">
            <text:p>5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500C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500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500L Cros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500L Livin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500L Trekkin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500L Urba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500L Wag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500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500X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lbe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archett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rav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rav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inquecent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oup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rom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n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obl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ucat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Fiorin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Freemon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Fullback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rande Punt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Ide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Line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are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areng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ultipl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New Pand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ali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and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unt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unto Ev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Qub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egat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itm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cud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edici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eicent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ien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pider Europ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til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trad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alent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empr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ip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Ulyss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Un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X 1/9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sker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Karm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ord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erosta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B-Max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Bronc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apri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-Max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uga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uri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row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conolin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conova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coSpor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dg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scap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scor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xcursi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xpediti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xplor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xpres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F 1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F 1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F 2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F 3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Fairlan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Falc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Fiest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Flex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Focu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Fusi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alax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ranad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rand C-Max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rand Tourne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Ka/Ka+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Kug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averick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ercur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onde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ustan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Ori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rob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um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ang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apto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corpi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ierr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-Max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portk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treetk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aunu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auru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hunderbird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ourne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Tourne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Tourneo Connec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Tourneo Couri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Tourneo Custom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ransi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Transi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Transit Connec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Transit Couri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Transit Custom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Windsta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AC Gonow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emballa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MC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cadi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Envo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afari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avan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ierr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onom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yclon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errai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yphoo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Vandur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Yuko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recav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oniqu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Hamann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Holden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Honda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ccord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erodeck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it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ivic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larit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ncert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R-V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RX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R-Z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lemen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FR-V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HR-V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Insigh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Integr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Jazz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Legend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Log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NSX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Odysse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ilo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relud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idgelin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200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huttl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tream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Hummer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H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H2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H3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Hyundai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ccen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to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zer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up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lantr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xce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allop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enesi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etz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randeu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rand Santa F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H-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H 1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H-1 Starex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H 2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H3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i1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i2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i3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i4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i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IONIQ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ix2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ix3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ix5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Kon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Lantr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atrix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Nex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on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anta F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antam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-Coup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onat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erraca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raje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ucso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Velost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Veracruz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XG 3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XG 35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finiti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EX3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EX35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EX37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X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G35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G37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3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35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37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Q3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Q45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Q5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Q6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Q7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QX3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QX5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QX56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QX7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suzu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amp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-Max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Gemini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idi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PICK UP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roop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veco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assif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Jaguar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aiml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E-Pac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E-Typ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-Pac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-Typ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I-Pac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K II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-Typ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X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XF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XJ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XJ12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XJ4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XJ6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XJ8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XJ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XJ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XJSC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XK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XK8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XK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X-Typ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Jeep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heroke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J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manch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mmand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mpas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Grand Cheroke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Patrio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enegad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Wagone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Willy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Wrangl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ia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Best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Borreg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aren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arnival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ee'd / Ceed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ee'd Sportswago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erat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laru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Ela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Joic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K250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K270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Le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agenti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ento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Nir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Opiru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Optim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icant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regi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rid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ro_cee'd / ProCeed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eton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i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oadst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ocst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ephi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hum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orent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oul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portag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ting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tonic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Veng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XCeed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oenigsegg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ger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C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CX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TM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X-BOW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ada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110" table:style-name="ce1">
            <text:p>11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111" table:style-name="ce1">
            <text:p>11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112" table:style-name="ce1">
            <text:p>112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1200" table:style-name="ce1">
            <text:p>120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2107" table:style-name="ce1">
            <text:p>2107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2110" table:style-name="ce1">
            <text:p>211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2111" table:style-name="ce1">
            <text:p>211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2112" table:style-name="ce1">
            <text:p>2112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lek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orm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Grant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Kalin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Niv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Nov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Prior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amar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aig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Urba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Vest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X-Ra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amborghini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ventado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untach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iabl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Espad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Gallard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Huracá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Jalp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LM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iur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urciélag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Urrac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Uru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ancia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Bet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edr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elt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lamini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lavi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ulvi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Gamm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Kapp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Lybr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US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Phedr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Prism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trato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hem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hesi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Voyag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Ypsilo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Zet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and Rover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efend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iscover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iscovery Spor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reeland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ange Rov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ange Rover Evoqu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ange Rover Spor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ange Rover Vela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erie I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erie II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erie III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andwind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V-9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C2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C4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exus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T 200h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ES-Serie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ES 30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ES 33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ES 35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GS-Serie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GS 25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GS 30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GS 35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GS 43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GS 45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GS 46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GS F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GX 47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IS-Serie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IS 2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IS 22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IS 2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IS 3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IS 3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IS-F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LC 5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LC 500h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LF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LS-Serie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LS 4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LS 43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LS 46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LS 5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LS 6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LX-Serie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LX 47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LX 57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NX-Serie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NX 2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NX 3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C-Serie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RC 2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RC 3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RC 3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RC F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X-Serie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RX 2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RX 3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RX 33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RX 35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RX 40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RX 45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C 40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C 43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UX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igier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mbr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Be Su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JS 5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JS 50 L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JS RC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Nov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ptim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X - To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incoln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viato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ntinental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L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ark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Navigato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own Ca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otus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340 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rtin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Ela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Elis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Elit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Espri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Europ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Evor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Excel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Exig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uper Seve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hindra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serati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222" table:style-name="ce1">
            <text:p>222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224" table:style-name="ce1">
            <text:p>224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228" table:style-name="ce1">
            <text:p>22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200" table:style-name="ce1">
            <text:p>320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418" table:style-name="ce1">
            <text:p>41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420" table:style-name="ce1">
            <text:p>42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4200" table:style-name="ce1">
            <text:p>420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422" table:style-name="ce1">
            <text:p>42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424" table:style-name="ce1">
            <text:p>424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430" table:style-name="ce1">
            <text:p>43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iturb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hibli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ranCabri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ranspor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ranturism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Ind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Karif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Levant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C12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erak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Quattroport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hamal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pyd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ybach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57" table:style-name="ce1">
            <text:p>57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62" table:style-name="ce1">
            <text:p>62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Pullma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zda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121" table:style-name="ce1">
            <text:p>12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23" table:style-name="ce1">
            <text:p>323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626" table:style-name="ce1">
            <text:p>626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929" table:style-name="ce1">
            <text:p>929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ong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 serie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T-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X-3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X-3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X-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X-7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X-9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emi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 serie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illeni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PV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X-3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X-5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X-6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Premac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Proteg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X-6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X-7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X-8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ribut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Xedo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cLaren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540C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570G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570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650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650S Coupé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650S Spid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675L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675LT Spid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720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G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P4-12C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P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ercedes-Benz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190" table:style-name="ce1">
            <text:p>19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200" table:style-name="ce1">
            <text:p>20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220" table:style-name="ce1">
            <text:p>22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30" table:style-name="ce1">
            <text:p>23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40" table:style-name="ce1">
            <text:p>24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50" table:style-name="ce1">
            <text:p>25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60" table:style-name="ce1">
            <text:p>26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70" table:style-name="ce1">
            <text:p>27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80" table:style-name="ce1">
            <text:p>28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90" table:style-name="ce1">
            <text:p>29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00" table:style-name="ce1">
            <text:p>30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20" table:style-name="ce1">
            <text:p>32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50" table:style-name="ce1">
            <text:p>35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80" table:style-name="ce1">
            <text:p>38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400" table:style-name="ce1">
            <text:p>40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416" table:style-name="ce1">
            <text:p>416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420" table:style-name="ce1">
            <text:p>42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450" table:style-name="ce1">
            <text:p>45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500" table:style-name="ce1">
            <text:p>50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560" table:style-name="ce1">
            <text:p>56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-Clas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A 14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A 1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A 16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A 17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A 18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A 19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A 2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A 21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A 22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A 2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A 35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A 45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-Clas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B 1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B 16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B 17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B 18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B 2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B 22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B 2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B Electric Driv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E-Clas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E 2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E 22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E 23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E 28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E 3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E 32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ita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-Clas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 16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 18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 2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 22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 23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 24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 2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 27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 28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 3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 30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 32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 32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 3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 36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 4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 43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 450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 55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 63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LA-Clas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A 18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A 180 Shooting Brak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A 2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A 200 Shooting Brak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A 22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A 220 Shooting Brak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A 2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A 250 Shooting Brak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A 35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A 45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A 45 AMG Shooting Brak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A Shooting Brak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LC-Clas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C 16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C 18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C 2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C 22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C 23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C 2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C 3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LK-Clas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K 2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K 22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K 23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K 24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K 27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K 28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K 32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K 3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K 43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K 5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K 55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K 63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L-Clas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 16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 18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 2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 22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 23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 32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 42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 5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 55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 6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 63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 65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LS-Clas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S 22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S 220 Shooting Brak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S 2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S 250 Shooting Brak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S 28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S 3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S 32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S 3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S 350 Shooting Brak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S 4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S 400 Shooting Brak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S 4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S 5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S 500 Shooting Brak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S 53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S 55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S 63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S 63 AMG Shooting Brak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LS Shooting Brak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-Clas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E 2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E 22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E 23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E 24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E 2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E 26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E 27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E 28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E 29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E 3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E 32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E 3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E 36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E 4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E 42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E 43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E 43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E 4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E 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E 5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E 53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E 55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E 60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E 63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QC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-Clas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 23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 24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 2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 27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 28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 29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 3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 32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 3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 4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 5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 55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 63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 65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LA-Clas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LA 18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LA 2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LA 22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LA 2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LA 45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LB-Clas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LB 18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LB 2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LB 22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LB 2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LC-Clas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LC 2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LC 22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LC 2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LC 3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LC 3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LC 4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LC 43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LC 63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LE-Clas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LE 2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LE 3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LE 3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LE 4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LE 43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LE 4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LE 5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LE 53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LE 63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LK-Clas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LK 2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LK 22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LK 2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LK 28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LK 3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LK 32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LK 3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L-Clas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L 32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L 3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L 4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L 42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L 4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L 5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L 55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L 63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LS-Clas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LS 3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LS 4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LS 5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LS 63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T-Clas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AMG G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AMG GT C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AMG GT 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AMG GT 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B 1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L-Clas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ML 23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ML 2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ML 27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ML 28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ML 3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ML 32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ML 3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ML 4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ML 42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ML 43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ML 4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ML 5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ML 55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ML 63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-Clas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R 28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R 3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R 32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R 3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R 5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R 63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-Clas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 2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 26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 28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 3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 32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 3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 4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 42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 43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 4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 5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 5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 5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 56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 6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 63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 6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 65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LC-Clas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LC 18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LC 2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LC 2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LC 28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LC 3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LC 43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LK-Clas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LK 2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LK 23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LK 2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LK 28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LK 3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LK 32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LK 32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LK 3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LK 55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L-Clas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L 28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L 3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L 32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L 3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L 38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L 4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L 42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L 4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L 5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L 55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L 56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L 6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L 60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L 63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L 65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L 70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SL 73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L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LS AM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print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Vane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Vari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Vian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Vit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V-Clas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V 20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V 22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V 23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V 25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V 28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V 30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X-Clas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X 22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X 25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X 35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G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G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GB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GF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idge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onteg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D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F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Z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Z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Z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crocar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UÈ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lex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.G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-8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C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C2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Virg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NI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abrio Seri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Cooper Cabri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Cooper D Cabri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Cooper S Cabri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Cooper SD Cabri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John Cooper Works Cabri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One Cabri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lubman Seri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Cooper Clubma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Cooper D Clubma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Cooper S Clubma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Cooper SD Clubma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John Cooper Works Clubma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One Clubma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One D Clubma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lubva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ountryman Seri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ooper Countryma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ooper D Countryma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ooper S Countryma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ooper SD Countryma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John Cooper Works Countryma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One Countryma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One D Countryma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oupe Seri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ooper Coupé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ooper S Coupé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ooper SD Coupé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John Cooper Works Coupé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10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13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oop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ooper D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ooper 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ooper SD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John Cooper Work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ON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One D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One Firs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aceman Seri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ooper D Pacema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ooper Pacema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ooper SD Pacema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Cooper S Pacema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John Cooper Works Pacema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oadster Seri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Cooper Roadst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Cooper SD Roadst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Cooper S Roadst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John Cooper Works Roadst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tsubishi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3000 G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SX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ant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arism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l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rdi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smo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amant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clips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clipse Cros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alan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allop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randi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i-MiEV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L2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L3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L4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Lanc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irag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onter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Outland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ajer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ajero Pini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Pick-up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Plug-in Hybrid Outland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antam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appor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igm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pace Gea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pace Runn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pace Sta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pace Wago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tario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redi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rgan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3 Wheel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2">
            <text:p>4/4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ero 8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Plus 4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Plus 8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oadst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issan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100 NX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200 SX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240 SX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280 ZX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300 ZX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350Z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370Z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lmer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lmera Tin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ltim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rmad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luebird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absta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arg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herr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ub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-NV2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vali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Fronti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T-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Intersta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Juk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King Cab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Kubista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Laure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Leaf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axim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icr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uran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Navar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Not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NP 3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NV2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NV2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NV3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NV4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athfind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atro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ickUp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ix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rairi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rimasta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rimer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ulsa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Qashqai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Qashqai+2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Ques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entr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eren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ilvi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kylin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unn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erran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iid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ita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rad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Urva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Vanett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X-Trail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SU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ldsmobile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Bravad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ustom Cruis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utlas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elta 88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ilhouett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uprem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oronad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pel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dam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gil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mper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mpera-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ntar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ren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scon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str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alibr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amp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ascad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avali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mb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mmodor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ors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rossland X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iploma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Fronter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randland X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Insigni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Insignia C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Kadet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Kar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ant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eriv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okk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okka X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ontere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onz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ovan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Nov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Omeg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ick Up Sportscap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ekord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enato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ignum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intr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peedst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igr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Vectr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Vivar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Zafir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Zafira Lif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Zafira Tour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agani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Huayr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Zond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eugeot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1007" table:style-name="ce1">
            <text:p>1007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104" table:style-name="ce1">
            <text:p>104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106" table:style-name="ce1">
            <text:p>106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107" table:style-name="ce1">
            <text:p>107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108" table:style-name="ce1">
            <text:p>108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2008" table:style-name="ce1">
            <text:p>2008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204" table:style-name="ce1">
            <text:p>204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205" table:style-name="ce1">
            <text:p>205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206" table:style-name="ce1">
            <text:p>206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07" table:style-name="ce1">
            <text:p>207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08" table:style-name="ce1">
            <text:p>20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008" table:style-name="ce1">
            <text:p>300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01" table:style-name="ce1">
            <text:p>30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04" table:style-name="ce1">
            <text:p>304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05" table:style-name="ce1">
            <text:p>305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06" table:style-name="ce1">
            <text:p>306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07" table:style-name="ce1">
            <text:p>307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08" table:style-name="ce1">
            <text:p>30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309" table:style-name="ce1">
            <text:p>309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4007" table:style-name="ce1">
            <text:p>4007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4008" table:style-name="ce1">
            <text:p>400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404" table:style-name="ce1">
            <text:p>404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405" table:style-name="ce1">
            <text:p>405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406" table:style-name="ce1">
            <text:p>406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407" table:style-name="ce1">
            <text:p>407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5008" table:style-name="ce1">
            <text:p>500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504" table:style-name="ce1">
            <text:p>504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505" table:style-name="ce1">
            <text:p>505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508" table:style-name="ce1">
            <text:p>50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604" table:style-name="ce1">
            <text:p>604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605" table:style-name="ce1">
            <text:p>605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607" table:style-name="ce1">
            <text:p>607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806" table:style-name="ce1">
            <text:p>806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807" table:style-name="ce1">
            <text:p>807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ipp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ipper Tepe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ox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xper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xpert Tepe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i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J5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Partn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Partner Tepe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CZ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ift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ePe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ravell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iaggio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P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PE TM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Port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lymouth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Prowl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olestar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ontiac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6000" table:style-name="ce1">
            <text:p>600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Bonnevill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ier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irebird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G6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Grand-Am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Grand-Prix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GT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ontan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olstic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unbird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unfir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arg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rans Am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rans Spor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Vib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orsche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356" table:style-name="ce1">
            <text:p>356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911-Serie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911 Classic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93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964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    99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992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993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996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997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912" table:style-name="ce1">
            <text:p>91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914" table:style-name="ce1">
            <text:p>914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918" table:style-name="ce1">
            <text:p>91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924" table:style-name="ce1">
            <text:p>924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928" table:style-name="ce1">
            <text:p>92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944" table:style-name="ce1">
            <text:p>944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959" table:style-name="ce1">
            <text:p>959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962" table:style-name="ce1">
            <text:p>96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968" table:style-name="ce1">
            <text:p>968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oxst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arrera G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ayenn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ayma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aca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Panamer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ayca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roton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300 Seri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400 Seri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nault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laska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lpine A11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lpine A31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lpine V6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vantim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aptu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li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oup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spac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xpres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Fluenc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Fueg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rand Espac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rand Modu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rand Scenic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Kadja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Kango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Koleo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Lagun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Latitud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ascot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ast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egan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odu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 140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 1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 14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 18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 19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 2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 2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 2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 3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 4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 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 6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 9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apid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afran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cenic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pid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alisma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rafic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wing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wiz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Vel Sati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Wind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ZO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olls-Royce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rnich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ullina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aw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lying Spu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Ghos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Park Ward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Phantom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ilver Cloud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ilver Daw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ilver Seraph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ilver Shadow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ilver Spiri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ilver Spu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Wraith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over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11" table:style-name="ce1">
            <text:p>11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14" table:style-name="ce1">
            <text:p>114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15" table:style-name="ce1">
            <text:p>115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00" table:style-name="ce1">
            <text:p>20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13" table:style-name="ce1">
            <text:p>213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14" table:style-name="ce1">
            <text:p>214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16" table:style-name="ce1">
            <text:p>216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18" table:style-name="ce1">
            <text:p>21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20" table:style-name="ce1">
            <text:p>22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400" table:style-name="ce1">
            <text:p>40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414" table:style-name="ce1">
            <text:p>414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416" table:style-name="ce1">
            <text:p>416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418" table:style-name="ce1">
            <text:p>41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420" table:style-name="ce1">
            <text:p>42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45" table:style-name="ce1">
            <text:p>45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618" table:style-name="ce1">
            <text:p>61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620" table:style-name="ce1">
            <text:p>62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623" table:style-name="ce1">
            <text:p>623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75" table:style-name="ce1">
            <text:p>75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800" table:style-name="ce1">
            <text:p>80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820" table:style-name="ce1">
            <text:p>82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825" table:style-name="ce1">
            <text:p>825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827" table:style-name="ce1">
            <text:p>827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ity Rov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etr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onteg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D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treetwis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uf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ab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900" table:style-name="ce1">
            <text:p>90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9000" table:style-name="ce1">
            <text:p>900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44077" table:style-name="ce1">
            <text:p>44077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9-4X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44079" table:style-name="ce1">
            <text:p>44079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96" table:style-name="ce1">
            <text:p>96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9-7X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99" table:style-name="ce1">
            <text:p>99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ntana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eat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lhambr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lte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ron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ros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tec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rdob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Exe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Ibiz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Inc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Leo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alag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arbell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ii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arrac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err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oled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koda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105" table:style-name="ce1">
            <text:p>105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120" table:style-name="ce1">
            <text:p>12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130" table:style-name="ce1">
            <text:p>13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135" table:style-name="ce1">
            <text:p>135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itig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abi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avori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elici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orma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Kamiq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Karoq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Kodiaq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ctavi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Pick-up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Praktik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apid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oomst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cal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uperb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Yeti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mart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rossblad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orFou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orTw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oadst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peedART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pyker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8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8 AILERO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8 DOUBLE 12 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8 LAVIOLETTE SWB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8 SPYDER SWB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sangyong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amil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Korand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Kyro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USS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EXTO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odiu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ivoli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XLV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baru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B9 Tribec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Baj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BRZ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orest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Imprez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Just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Legac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Levorg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Liber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utback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VX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rezi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ribec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Vivi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WRX STI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X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XV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zuki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lt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Balen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appuccin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arr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eleri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rand Vitar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Igni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iK-2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Jimn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Kizashi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Lian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LJ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J Samurai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plash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uper-Carr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wif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X4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X4 S-Cros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Vitar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Wagon R+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X-9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lbot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Horizo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amb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ta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Indic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Indig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afari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um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elcolin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elcospor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Xeno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CHART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la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odel 3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odel 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odel X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oadst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oyota</text:p>
          </table:table-cell>
          <table:table-cell office:value-type="string" table:style-name="ce1">
            <text:p>4-Runn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lphard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uri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uris Touring Sport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valo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vensi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vensis Vers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yg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amr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arin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elic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-H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roll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rolla Vers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ressid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row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Dyn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FCV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FJ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Fortun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T86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Hiac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Highland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Hilux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IQ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Land Cruis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Lite-Ac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atrix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irai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MR 2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ase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icnic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revi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riu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rius+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roace (Verso)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AV 4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equoi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ienn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tarle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upr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acom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ercel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undr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Urban Cruis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Vers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Verso-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Yari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rabant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601" table:style-name="ce1">
            <text:p>60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riumph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olomit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os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pitfir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R3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R4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R5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R6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R7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R8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VR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himaer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Griffith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usca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olkswagen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181" table:style-name="ce1">
            <text:p>18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marok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Arteo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Beetl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Bor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Bugg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add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C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orrad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raft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o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Fox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olf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olf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olf Plu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Golf Sportsva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Ilti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Jett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Käf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Karmann Ghi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L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Lup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New Beetl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assa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Passa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Passat Alltrack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Passat CC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Passat Varian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haet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ol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Routa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antan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cirocc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hara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2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3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T3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T3 Caravell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T3 Estat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T3 Multiva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4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T4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T4 Californi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T4 Caravell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T4 Estat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T4 Multiva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T5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T5 Californi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T5 Caravell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T5 Estat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T5 Multiva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T5 Shuttl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T5 Transport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6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T6 Oth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T6 California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T6 Caravell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T6 Estat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T6 Multiva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    T6 Transport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ar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-Cros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igua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iguan Allspac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ouare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oura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-Roc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up!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Vent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XL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olvo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240" table:style-name="ce1">
            <text:p>24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244" table:style-name="ce1">
            <text:p>244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245" table:style-name="ce1">
            <text:p>245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262" table:style-name="ce1">
            <text:p>262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264" table:style-name="ce1">
            <text:p>264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340" table:style-name="ce1">
            <text:p>34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360" table:style-name="ce1">
            <text:p>36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440" table:style-name="ce1">
            <text:p>44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460" table:style-name="ce1">
            <text:p>46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480" table:style-name="ce1">
            <text:p>48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740" table:style-name="ce1">
            <text:p>74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744" table:style-name="ce1">
            <text:p>744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745" table:style-name="ce1">
            <text:p>745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760" table:style-name="ce1">
            <text:p>76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780" table:style-name="ce1">
            <text:p>78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850" table:style-name="ce1">
            <text:p>85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855" table:style-name="ce1">
            <text:p>855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944" table:style-name="ce1">
            <text:p>944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945" table:style-name="ce1">
            <text:p>945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960" table:style-name="ce1">
            <text:p>96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965" table:style-name="ce1">
            <text:p>96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maz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3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7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ola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4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6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60 Cross Countr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7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8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9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V4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V40 Cross Countr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V5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V6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V60 Cross Countr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V7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V9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V90 Cross Country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XC4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XC6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XC70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XC9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artburg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311" table:style-name="ce1">
            <text:p>31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353" table:style-name="ce1">
            <text:p>353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estfield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iesmann</text:p>
          </table:table-cell>
          <table:table-cell office:value-type="string" table:style-name="ce1">
            <text:p>Any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F 25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F 28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F 3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F 30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F 35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F 4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F 5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Oth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ther</text:p>
          </table:table-cell>
          <table:table-cell table:number-columns-repeated="16383" table:style-name="ce1"/>
        </table:table-row>
        <table:table-row table:number-rows-repeated="104612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Lorenz Ernits</meta:initial-creator>
    <dc:creator>Lorenz Ernits</dc:creator>
    <meta:creation-date>2020-03-20T19:14:07Z</meta:creation-date>
    <dc:date>2020-03-21T13:11:56Z</dc:date>
  </office:meta>
</office:document-meta>
</file>